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App Name:</text:span><text:s/>eventexamplesapp</text:p>
      <text:p text:style-name="P3">App.js</text:p>
      <text:p text:style-name="Normal">import React from 'react';</text:p>
      <text:p text:style-name="Normal">import Counter from './Components/Counter';</text:p>
      <text:p text:style-name="Normal">import CurrencyConvertor from './Components/CurrencyConvertor';</text:p>
      <text:p text:style-name="Normal"/>
      <text:p text:style-name="Normal">function App() {</text:p>
      <text:p text:style-name="Normal"><text:s text:c="2"/>return (</text:p>
      <text:p text:style-name="Normal"><text:s text:c="4"/>&lt;div&gt;</text:p>
      <text:p text:style-name="Normal"><text:s text:c="6"/>&lt;h1&gt;Event Examples App&lt;/h1&gt;</text:p>
      <text:p text:style-name="Normal"><text:s text:c="6"/>&lt;Counter /&gt;</text:p>
      <text:p text:style-name="Normal"><text:s text:c="6"/>&lt;CurrencyConvertor /&gt;</text:p>
      <text:p text:style-name="Normal"><text:s text:c="4"/>&lt;/div&gt;</text:p>
      <text:p text:style-name="Normal"><text:s text:c="2"/>);</text:p>
      <text:p text:style-name="Normal">}</text:p>
      <text:p text:style-name="Normal"/>
      <text:p text:style-name="Normal">export default App;</text:p>
      <text:p text:style-name="Normal"><draw:custom-shape svg:x="0in" svg:y="0in" svg:width="45.51042in" svg:height="0.00139in" draw:z-index="0" draw:id="id0" draw:style-name="a0" draw:name="Horizontal Line 19" text:anchor-type="as-char"><svg:title/><svg:desc/><draw:enhanced-geometry draw:type="non-primitive" svg:viewBox="0 0 21600 21600" draw:enhanced-path="M 0 0 L 21600 0 21600 21600 0 21600 Z N"/></draw:custom-shape></text:p>
      <text:p text:style-name="P4">Counter.js</text:p>
      <text:p text:style-name="Normal">import React, { Component } from 'react';</text:p>
      <text:p text:style-name="Normal"/>
      <text:p text:style-name="Normal">class Counter extends Component {</text:p>
      <text:p text:style-name="Normal"><text:s text:c="2"/>constructor(props) {</text:p>
      <text:p text:style-name="Normal"><text:s text:c="4"/>super(props);</text:p>
      <text:p text:style-name="Normal"><text:s text:c="4"/>this.state = {</text:p>
      <text:p text:style-name="Normal"><text:s text:c="6"/>count: 0</text:p>
      <text:p text:style-name="Normal"><text:s text:c="4"/>};</text:p>
      <text:p text:style-name="Normal"><text:s text:c="2"/>}</text:p>
      <text:p text:style-name="Normal"/>
      <text:p text:style-name="Normal"><text:s text:c="2"/>sayHello = () =&gt; {</text:p>
      <text:p text:style-name="Normal"><text:s text:c="4"/>alert('Hello from React!');</text:p>
      <text:p text:style-name="Normal"><text:s text:c="2"/>};</text:p>
      <text:p text:style-name="Normal"/>
      <text:p text:style-name="Normal"><text:s text:c="2"/>increment = () =&gt; {</text:p>
      <text:p text:style-name="Normal"><text:s text:c="4"/>this.sayHello();</text:p>
      <text:p text:style-name="Normal"><text:s text:c="4"/>this.setState(prev =&gt; ({ count: prev.count + 1 }));</text:p>
      <text:p text:style-name="Normal"><text:s text:c="2"/>};</text:p>
      <text:p text:style-name="Normal"/>
      <text:p text:style-name="Normal"><text:s text:c="2"/>decrement = () =&gt; {</text:p>
      <text:p text:style-name="Normal"><text:s text:c="4"/>this.setState(prev =&gt; ({ count: prev.count - 1 }));</text:p>
      <text:p text:style-name="Normal"><text:s text:c="2"/>};</text:p>
      <text:p text:style-name="Normal"/>
      <text:p text:style-name="Normal"><text:s text:c="2"/>sayWelcome = (message) =&gt; {</text:p>
      <text:p text:style-name="Normal"><text:s text:c="4"/>alert(message);</text:p>
      <text:p text:style-name="Normal"><text:s text:c="2"/>};</text:p>
      <text:p text:style-name="Normal"/>
      <text:p text:style-name="Normal"><text:s text:c="2"/>handleClick = (event) =&gt; {</text:p>
      <text:p text:style-name="Normal"><text:s text:c="4"/>alert('I was clicked');</text:p>
      <text:p text:style-name="Normal"><text:s text:c="2"/>};</text:p>
      <text:p text:style-name="Normal"/>
      <text:p text:style-name="Normal"><text:s text:c="2"/>render() {</text:p>
      <text:p text:style-name="Normal"><text:s text:c="4"/>return (</text:p>
      <text:p text:style-name="Normal"><text:s text:c="6"/>&lt;div&gt;</text:p>
      <text:p text:style-name="Normal"><text:s text:c="8"/>&lt;h2&gt;Counter: {this.state.count}&lt;/h2&gt;</text:p>
      <text:p text:style-name="Normal"><text:s text:c="8"/>&lt;button onClick={this.increment}&gt;Increment&lt;/button&gt;</text:p>
      <text:p text:style-name="Normal"><text:s text:c="8"/>&lt;button onClick={this.decrement}&gt;Decrement&lt;/button&gt;</text:p>
      <text:soft-page-break/>
      <text:p text:style-name="Normal"><text:s text:c="8"/>&lt;button onClick={() =&gt; this.sayWelcome('Welcome!')}&gt;Say Welcome&lt;/button&gt;</text:p>
      <text:p text:style-name="Normal"><text:s text:c="8"/>&lt;button onClick={this.handleClick}&gt;OnPress (Synthetic Event)&lt;/button&gt;</text:p>
      <text:p text:style-name="Normal"><text:s text:c="6"/>&lt;/div&gt;</text:p>
      <text:p text:style-name="Normal"><text:s text:c="4"/>);</text:p>
      <text:p text:style-name="Normal"><text:s text:c="2"/>}</text:p>
      <text:p text:style-name="Normal">}</text:p>
      <text:p text:style-name="Normal"/>
      <text:p text:style-name="Normal">export default Counter;</text:p>
      <text:p text:style-name="Normal"><draw:custom-shape svg:x="0in" svg:y="0in" svg:width="45.51042in" svg:height="0.00139in" draw:z-index="0" draw:id="id1" draw:style-name="a1" draw:name="Horizontal Line 20" text:anchor-type="as-char"><svg:title/><svg:desc/><draw:enhanced-geometry draw:type="non-primitive" svg:viewBox="0 0 21600 21600" draw:enhanced-path="M 0 0 L 21600 0 21600 21600 0 21600 Z N"/></draw:custom-shape></text:p>
      <text:p text:style-name="P5">CurrencyConvertor.js</text:p>
      <text:p text:style-name="Normal">import React, { useState } from 'react';</text:p>
      <text:p text:style-name="Normal"/>
      <text:p text:style-name="Normal">function CurrencyConvertor() {</text:p>
      <text:p text:style-name="Normal"><text:s text:c="2"/>const [rupees, setRupees] = useState('');</text:p>
      <text:p text:style-name="Normal"><text:s text:c="2"/>const [euros, setEuros] = useState('');</text:p>
      <text:p text:style-name="Normal"/>
      <text:p text:style-name="Normal"><text:s text:c="2"/>const handleSubmit = () =&gt; {</text:p>
      <text:p text:style-name="Normal"><text:s text:c="4"/>const result = parseFloat(rupees) / 90;</text:p>
      <text:p text:style-name="Normal"><text:s text:c="4"/>setEuros(result.toFixed(2));</text:p>
      <text:p text:style-name="Normal"><text:s text:c="2"/>};</text:p>
      <text:p text:style-name="Normal"/>
      <text:p text:style-name="Normal"><text:s text:c="2"/>return (</text:p>
      <text:p text:style-name="Normal"><text:s text:c="4"/>&lt;div&gt;</text:p>
      <text:p text:style-name="Normal"><text:s text:c="6"/>&lt;h2&gt;Currency Converter&lt;/h2&gt;</text:p>
      <text:p text:style-name="Normal"><text:s text:c="6"/>&lt;input</text:p>
      <text:p text:style-name="Normal"><text:s text:c="8"/>type="number"</text:p>
      <text:p text:style-name="Normal"><text:s text:c="8"/>placeholder="Enter amount in INR"</text:p>
      <text:p text:style-name="Normal"><text:s text:c="8"/>value={rupees}</text:p>
      <text:soft-page-break/>
      <text:p text:style-name="Normal"><text:s text:c="8"/>onChange={(e) =&gt; setRupees(e.target.value)}</text:p>
      <text:p text:style-name="Normal"><text:s text:c="6"/>/&gt;</text:p>
      <text:p text:style-name="Normal"><text:s text:c="6"/>&lt;button onClick={handleSubmit}&gt;Convert&lt;/button&gt;</text:p>
      <text:p text:style-name="Normal"><text:s text:c="6"/>&lt;p&gt;Converted: €{euros}&lt;/p&gt;</text:p>
      <text:p text:style-name="Normal"><text:s text:c="4"/>&lt;/div&gt;</text:p>
      <text:p text:style-name="Normal"><text:s text:c="2"/>);</text:p>
      <text:p text:style-name="Normal">}</text:p>
      <text:p text:style-name="Normal"/>
      <text:p text:style-name="Normal">export default CurrencyConvertor;</text:p>
      <text:p text:style-name="Normal"><draw:custom-shape svg:x="0in" svg:y="0in" svg:width="45.51042in" svg:height="0.00139in" draw:z-index="0" draw:id="id2" draw:style-name="a2" draw:name="Horizontal Line 21" text:anchor-type="as-char"><svg:title/><svg:desc/><draw:enhanced-geometry draw:type="non-primitive" svg:viewBox="0 0 21600 21600" draw:enhanced-path="M 0 0 L 21600 0 21600 21600 0 21600 Z N"/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umya Tiwari</meta:initial-creator>
    <dc:creator>Saumya Tiwari</dc:creator>
    <meta:creation-date>2025-08-01T05:11:00Z</meta:creation-date>
    <dc:date>2025-08-01T05:12:00Z</dc:date>
    <meta:template xlink:href="Normal.dotm" xlink:type="simple"/>
    <meta:editing-cycles>2</meta:editing-cycles>
    <meta:editing-duration>PT60S</meta:editing-duration>
    <meta:document-statistic meta:page-count="4" meta:paragraph-count="3" meta:word-count="289" meta:character-count="1936" meta:row-count="13" meta:non-whitespace-character-count="1650"/>
  </office:meta>
</office:document-meta>
</file>